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“csv/shadowing-Back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“csv/shadowing-R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“csv/shadowing-R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“csv/shadowing-L-Thigh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“csv/shadowing-L-Foot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“csv/shadowing-Torso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“csv/shadowing-R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“csv/shadowing-R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“csv/shadowing-L-Arm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“csv/shadowing-L-Hand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“csv/shadowing-R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“csv/shadowing-L-Ear.csv”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05/18/2010</text:date>, <text:time>15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Ferrand</meta:initial-creator>
    <meta:creation-date>2010-05-18T15:24:45</meta:creation-date>
    <dc:date>2010-05-18T15:42:57</dc:date>
    <dc:creator>Paul Ferrand</dc:creator>
    <meta:editing-duration>PT00H18M15S</meta:editing-duration>
    <meta:editing-cycles>1</meta:editing-cycles>
    <meta:document-statistic meta:table-count="3" meta:cell-count="780" meta:object-count="0"/>
    <meta:generator>OpenOffice.org/3.2$Linux OpenOffice.org_project/320m12$Build-9483</meta:generator>
  </office:meta>
</office:document-meta>
</file>